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9cm" svg:height="14.3cm" svg:x="0.9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7cm" svg:height="2.3cm" svg:x="1.5cm" svg:y="5.5cm">
          <text:p text:style-name="P1">Makler-Verwaltung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7cm" svg:height="2.3cm" svg:x="1.5cm" svg:y="9.3cm">
          <text:p text:style-name="P1">Immobilien-Verwaltu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2.3cm" svg:x="1.5cm" svg:y="13.4cm">
          <text:p text:style-name="P1">Verwaltung </text:p>
          <text:p text:style-name="P1">Personen und Verträg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802cm" svg:height="1.195cm" svg:x="1.598cm" svg:y="3.3cm">
          <draw:text-box>
            <text:p><text:span text:style-name="T1">Immobilienmarkt-Verwaltungssoftware</text:span></text:p>
          </draw:text-box>
        </draw:frame>
        <draw:frame draw:style-name="gr3" draw:layer="layout" svg:width="3.808cm" svg:height="9.494cm" svg:x="9.5cm" svg:y="5.8cm">
          <draw:text-box>
            <text:p>Wall of Test</text:p>
            <text:p/>
            <text:p/>
            <text:p/>
            <text:p/>
            <text:p/>
            <text:p/>
            <text:p/>
            <text:p/>
            <text:p/>
            <text:p/>
            <text:p/>
            <text:p>Bla bla blub</text:p>
          </draw:text-box>
        </draw:frame>
        <draw:custom-shape draw:style-name="gr1" draw:text-style-name="P1" xml:id="id5" draw:id="id5" draw:layer="layout" svg:width="15.5cm" svg:height="11.4cm" svg:x="1.4cm" svg:y="1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508cm" svg:height="1.195cm" svg:x="5.6cm" svg:y="18.238cm">
          <draw:text-box>
            <text:p><text:span text:style-name="T1">Makler-Verwaltung</text:span></text:p>
          </draw:text-box>
        </draw:frame>
        <draw:custom-shape draw:style-name="gr2" draw:text-style-name="P1" draw:layer="layout" svg:width="6.7cm" svg:height="2.3cm" svg:x="1.499cm" svg:y="13.399cm">
          <text:p text:style-name="P1">Verwaltung </text:p>
          <text:p text:style-name="P1">Personen und Verträ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cm" svg:height="7.8cm" svg:x="2.2cm" svg:y="20.1cm">
          <text:p text:style-name="P1">Alle Daten aller Makler...</text:p>
          <text:p text:style-name="P1">was</text:p>
          <text:p text:style-name="P1">für</text:p>
          <text:p text:style-name="P1">Eine </text:p>
          <text:p text:style-name="P1">sicherheitslöcke</text:p>
          <text:p text:style-name="P1">Ist</text:p>
          <text:p text:style-name="P1">das</text:p>
          <text:p text:style-name="P1">Denn?</text:p>
          <text:p text:style-name="P1">Häää?</text:p>
          <text:p text:style-name="P1">ehrli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2.7cm" svg:y="20.3cm">
          <text:p text:style-name="P1">Neuer Mak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2.7cm" svg:y="22.5cm">
          <text:p text:style-name="P1">Makler änder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2.6cm" svg:y="24.6cm">
          <text:p text:style-name="P1">Makler lösch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2.467cm" svg:y="26.599cm">
          <text:p text:style-name="P1">Zurück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1cm" svg:height="2.1cm" svg:x="14.8cm" svg:y="5.9cm">
          <text:p text:style-name="P1">Passwort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0.9cm" svg:x="15.4cm" svg:y="6.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85cm" svg:y1="5.5cm" svg:x2="17.35cm" svg:y2="5.9cm" draw:start-shape="id1" draw:start-glue-point="0" draw:end-shape="id2" draw:end-glue-point="0" svg:d="m4850 5500c0-751 12500-951 12500 400" svg:viewBox="0 0 12501 991">
          <text:p text:style-name="P1"><text:span text:style-name="T2">Klick</text:span></text:p>
        </draw:connector>
        <draw:connector draw:style-name="gr5" draw:text-style-name="P1" draw:layer="layout" draw:type="lines" svg:x1="8.2cm" svg:y1="10.45cm" svg:x2="15.5cm" svg:y2="15.45cm" draw:start-shape="id3" draw:start-glue-point="1" draw:end-shape="id4" draw:end-glue-point="3" svg:d="m8200 10450h501l6298 5000h501" svg:viewBox="0 0 7301 5001">
          <text:p/>
        </draw:connector>
        <draw:custom-shape draw:style-name="gr2" draw:text-style-name="P1" xml:id="id4" draw:id="id4" draw:layer="layout" svg:width="5.1cm" svg:height="4.9cm" svg:x="15.5cm" svg:y="13cm">
          <text:p text:style-name="P1">Login</text:p>
          <text:p text:style-name="P1"/>
          <text:p text:style-name="P1"/>
          <text:p text:style-name="P1">Passwort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1cm" svg:height="0.9cm" svg:x="16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1cm" svg:height="0.9cm" svg:x="1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s" svg:x1="18.05cm" svg:y1="17.9cm" svg:x2="17.906cm" svg:y2="29.781cm" draw:start-shape="id4" draw:start-glue-point="2" svg:d="m18050 17900v501l-144 11380v0" svg:viewBox="0 0 145 11882">
          <text:p/>
        </draw:connector>
        <draw:connector draw:style-name="gr5" draw:text-style-name="P1" draw:layer="layout" draw:type="curve" svg:x1="17.35cm" svg:y1="8cm" svg:x2="9.15cm" svg:y2="17.3cm" draw:start-shape="id2" draw:start-glue-point="2" draw:end-shape="id5" draw:end-glue-point="0" svg:d="m17350 8000c0 6975-8200 2325-8200 9300" svg:viewBox="0 0 8201 9301">
          <text:p/>
        </draw:connector>
      </draw:page>
      <draw:page draw:name="page2" draw:style-name="dp1" draw:master-page-name="Standard">
        <draw:custom-shape draw:style-name="gr1" draw:text-style-name="P1" draw:layer="layout" svg:width="15.5cm" svg:height="11.4cm" svg:x="1.8cm" svg:y="1.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206cm" svg:height="1.195cm" svg:x="5.4cm" svg:y="2.3cm">
          <draw:text-box>
            <text:p><text:span text:style-name="T1">Personen und Verträge</text:span></text:p>
          </draw:text-box>
        </draw:frame>
        <draw:custom-shape draw:style-name="gr2" draw:text-style-name="P1" draw:layer="layout" svg:width="9.9cm" svg:height="7.8cm" svg:x="2.4cm" svg:y="4.2cm">
          <text:p text:style-name="P1">Voll die uninteraktive </text:p>
          <text:p text:style-name="P1">Vertragsübersicht</text:p>
          <text:p text:style-name="P1">was</text:p>
          <text:p text:style-name="P1">für</text:p>
          <text:p text:style-name="P1">Eine </text:p>
          <text:p text:style-name="P1">sicherheitslöcke</text:p>
          <text:p text:style-name="P1">Ist</text:p>
          <text:p text:style-name="P1">das</text:p>
          <text:p text:style-name="P1">Denn?</text:p>
          <text:p text:style-name="P1">Häää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2.8cm" svg:y="5cm">
          <text:p text:style-name="P1">Neue Pers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2.8cm" svg:y="7.7cm">
          <text:p text:style-name="P1">Neuer Vertrag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5.5cm" svg:height="11.4cm" svg:x="2cm" svg:y="1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cm" svg:height="7.8cm" svg:x="2.8cm" svg:y="18.9cm">
          <text:p text:style-name="P1">Liste der Immobilie</text:p>
          <text:p text:style-name="P1">Villeicht aller</text:p>
          <text:p text:style-name="P1">Vielleicht nur der eigens</text:p>
          <text:p text:style-name="P1">Verwalteten</text:p>
          <text:p text:style-name="P1">Vielleicht mit </text:p>
          <text:p text:style-name="P1">Metainformationen</text:p>
          <text:p text:style-name="P1">Oder</text:p>
          <text:p text:style-name="P1">Bli</text:p>
          <text:p text:style-name="P1">Bla</text:p>
          <text:p text:style-name="P1">Blub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681cm" svg:height="1.195cm" svg:x="5.9cm" svg:y="16.9cm">
          <draw:text-box>
            <text:p><text:span text:style-name="T1">Immobilienverwaltung</text:span></text:p>
          </draw:text-box>
        </draw:frame>
        <draw:custom-shape draw:style-name="gr2" draw:text-style-name="P1" draw:layer="layout" svg:width="3.9cm" svg:height="1.4cm" svg:x="12.7cm" svg:y="10.5cm">
          <text:p text:style-name="P1">Zurü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3.1cm" svg:y="19.4cm">
          <text:p text:style-name="P1">Immobilie</text:p>
          <text:p text:style-name="P1">anleg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3cm" svg:y="21.3cm">
          <text:p text:style-name="P1">Immobilie</text:p>
          <text:p text:style-name="P1">änder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3.1cm" svg:y="23.2cm">
          <text:p text:style-name="P1">Immobilie</text:p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4cm" svg:x="13.1cm" svg:y="25.2cm">
          <text:p text:style-name="P1">Zurück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17.967cm" svg:y1="0cm" svg:x2="17.5cm" svg:y2="21.5cm" draw:end-shape="id6" svg:d="m17967 0v0l34 21500h-501" svg:viewBox="0 0 502 2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rsten Ploß</meta:initial-creator>
    <meta:creation-date>2013-04-13T21:43:56</meta:creation-date>
    <dc:date>2013-04-15T12:42:52</dc:date>
    <dc:creator>Thorsten Ploß</dc:creator>
    <meta:editing-duration>PT14M31S</meta:editing-duration>
    <meta:editing-cycles>2</meta:editing-cycles>
    <meta:generator>LibreOffice/3.5$Linux_X86_64 LibreOffice_project/350m1$Build-2</meta:generator>
    <meta:document-statistic meta:object-count="37"/>
  </office:meta>
</office:document-meta>
</file>